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0F3C983A3EA77EF4A1C.png" manifest:media-type="image/png"/>
  <manifest:file-entry manifest:full-path="Pictures/100000000000040000000267CC5B9B61CBBE1536.jpg" manifest:media-type="image/jpeg"/>
  <manifest:file-entry manifest:full-path="Pictures/1000000000000302000001AAFD2088B158D6BFAB.jpg" manifest:media-type="image/jpeg"/>
  <manifest:file-entry manifest:full-path="Pictures/100002010000040000000285A97814537DF6DBA2.png" manifest:media-type="image/png"/>
  <manifest:file-entry manifest:full-path="Pictures/100002010000012C0000012C4912D14D253F8C30.png" manifest:media-type="image/png"/>
  <manifest:file-entry manifest:full-path="Pictures/100050E400001F0200001EFECB5E3C07272E1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draw:frame draw:style-name="gr1" draw:text-style-name="P3" draw:layer="layout" svg:width="20.537cm" svg:height="12.936cm" svg:x="3.732cm" svg:y="2.213cm">
          <draw:image xlink:href="Pictures/100002010000040000000285A97814537DF6DBA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blog.arduino.cc/2021/06/18/this-arduino-device-will-sort-your-mms-by-color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draw:frame draw:style-name="gr1" draw:text-style-name="P3" draw:layer="layout" svg:width="20.372cm" svg:height="11.27cm" svg:x="3.814cm" svg:y="3.195cm">
          <draw:image xlink:href="Pictures/1000000000000302000001AAFD2088B158D6BFAB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blog.arduino.cc/2021/05/24/super-compact-motorized-turn-signals-for-a-bike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draw:frame draw:style-name="gr1" draw:text-style-name="P3" draw:layer="layout" svg:width="20.709cm" svg:height="12.438cm" svg:x="3.646cm" svg:y="2.48cm">
          <draw:image xlink:href="Pictures/100000000000040000000267CC5B9B61CBBE1536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blog.arduino.cc/2021/06/11/this-freeform-sculpture-doubles-as-a-drink-temperature-monitor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3" draw:text-style-name="P8" draw:layer="layout" svg:width="25cm" svg:height="2.5cm" svg:x="1.5cm" svg:y="4.3cm">
          <draw:text-box>
            <text:p><text:span text:style-name="T3">Lucas Martín Treser</text:span></text:p>
            <text:p><text:span text:style-name="T4"><text:a xlink:href="mailto:lmtreser@gmail.com" xlink:type="simple">lmtreser@gmail.com</text:a></text:span><text:span text:style-name="T4"><text:s/>– </text:span><text:span text:style-name="T4"><text:a xlink:href="https://www.automatismos-mdq.com.ar/" xlink:type="simple">www.automatismos-mdq.com.ar</text:a></text:span><text:span text:style-name="T4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20:46.044600611</dc:date>
    <meta:editing-duration>P1DT1H11M52S</meta:editing-duration>
    <meta:editing-cycles>688</meta:editing-cycles>
    <meta:document-statistic meta:object-count="42"/>
  </office:meta>
</office:document-meta>
</file>